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loext:graphic-properties draw:fill="solid" draw:fill-color="#5b9bd5"/>
      <style:paragraph-properties fo:text-align="start"/>
      <style:text-properties fo:font-size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gr1" style:family="graphic">
      <style:graphic-properties draw:stroke="solid" svg:stroke-width="0.035cm" svg:stroke-color="#43729d" draw:stroke-linejoin="miter" draw:fill="solid" draw:fill-color="#5b9bd5" draw:textarea-vertical-align="top" draw:auto-grow-height="false" fo:min-height="1.064cm" fo:min-width="6.06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ntent for user feedback screen</text:span></text:p>
      <text:p text:style-name="P1"/>
      <text:p text:style-name="Standard"><text:span text:style-name="T2">1. Is this app useful? </text:span></text:p>
      <text:p text:style-name="Standard"><text:span text:style-name="T3">(definitely not, maybe, definitely yes)</text:span></text:p>
      <text:p text:style-name="Standard"><text:span text:style-name="T2">2. Is this app easy to use?</text:span></text:p>
      <text:p text:style-name="Standard"><text:span text:style-name="T3">(definitely not, somewhat, definitely yes)</text:span></text:p>
      <text:p text:style-name="Standard"><text:span text:style-name="T2">3. Would you recommend this app to other people? </text:span></text:p>
      <text:p text:style-name="Standard"><text:span text:style-name="T3">(definitely not, maybe, definitely yes)</text:span></text:p>
      <text:p text:style-name="Standard"><text:span text:style-name="T2">4. Please give any other feedback or suggestions</text:span><text:bookmark text:name="_GoBack"/><text:span text:style-name="T2">:</text:span></text:p>
      <text:p text:style-name="P1"><draw:custom-shape text:anchor-type="paragraph" draw:z-index="0" draw:name="Rectangle 1" draw:style-name="gr1" draw:text-style-name="P3" svg:width="6.562cm" svg:height="1.313cm" svg:x="0.042cm" svg:y="0.09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Standard"><text:span text:style-name="T2">Thank you very much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it</meta:initial-creator>
    <dc:creator>ajit</dc:creator>
    <meta:editing-cycles>2</meta:editing-cycles>
    <meta:creation-date>2016-12-08T07:11:00</meta:creation-date>
    <dc:date>2016-12-08T07:38:00</dc:date>
    <meta:editing-duration>PT27S</meta:editing-duration>
    <meta:generator>LibreOffice/4.4.6.3$MacOSX_X86_64 LibreOffice_project/e8938fd3328e95dcf59dd64e7facd2c7d67c704d</meta:generator>
    <meta:document-statistic meta:table-count="0" meta:image-count="0" meta:object-count="0" meta:page-count="1" meta:paragraph-count="9" meta:word-count="53" meta:character-count="320" meta:non-whitespace-character-count="2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